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1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0201in" text:min-label-width="0in" text:list-level-position-and-space-mode="label-alignment">
          <style:list-level-label-alignment text:label-followed-by="listtab" fo:margin-left="1.0201in" fo:text-indent="0in"/>
        </style:list-level-properties>
        <style:text-properties style:font-name="Courier New"/>
      </text:list-level-style-bullet>
      <text:list-level-style-bullet text:level="4" text:style-name="WW_CharLFO1LVL4" text:bullet-char="•">
        <style:list-level-properties text:space-before="1.5201in" text:min-label-width="0in" text:list-level-position-and-space-mode="label-alignment">
          <style:list-level-label-alignment text:label-followed-by="listtab" fo:margin-left="1.5201in" fo:text-indent="0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0201in" text:min-label-width="0in" text:list-level-position-and-space-mode="label-alignment">
          <style:list-level-label-alignment text:label-followed-by="listtab" fo:margin-left="2.0201in" fo:text-indent="0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5201in" text:min-label-width="0in" text:list-level-position-and-space-mode="label-alignment">
          <style:list-level-label-alignment text:label-followed-by="listtab" fo:margin-left="2.5201in" fo:text-indent="0in"/>
        </style:list-level-properties>
        <style:text-properties style:font-name="Courier New"/>
      </text:list-level-style-bullet>
      <text:list-level-style-bullet text:level="7" text:style-name="WW_CharLFO1LVL7" text:bullet-char="•">
        <style:list-level-properties text:space-before="3.0201in" text:min-label-width="0in" text:list-level-position-and-space-mode="label-alignment">
          <style:list-level-label-alignment text:label-followed-by="listtab" fo:margin-left="3.0201in" fo:text-indent="0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5201in" text:min-label-width="0in" text:list-level-position-and-space-mode="label-alignment">
          <style:list-level-label-alignment text:label-followed-by="listtab" fo:margin-left="3.5201in" fo:text-indent="0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0201in" text:min-label-width="0in" text:list-level-position-and-space-mode="label-alignment">
          <style:list-level-label-alignment text:label-followed-by="listtab" fo:margin-left="4.0201in" fo:text-indent="0in"/>
        </style:list-level-properties>
        <style:text-properties style:font-name="Courier New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2LVL2" text:bullet-char="">
        <style:list-level-properties text:space-before="0.752in" text:min-label-width="0in" text:list-level-position-and-space-mode="label-alignment">
          <style:list-level-label-alignment text:label-followed-by="listtab" fo:margin-left="0.752in" fo:text-indent="0in"/>
        </style:list-level-properties>
        <style:text-properties style:font-name="Symbol"/>
      </text:list-level-style-bullet>
      <text:list-level-style-number text:level="3" text:style-name="WW_CharLFO2LVL3" style:num-format="i">
        <style:list-level-properties text:space-before="1.252in" text:min-label-width="0in" text:list-level-position-and-space-mode="label-alignment">
          <style:list-level-label-alignment text:label-followed-by="listtab" fo:margin-left="1.252in" fo:text-indent="0in"/>
        </style:list-level-properties>
      </text:list-level-style-number>
      <text:list-level-style-number text:level="4" text:style-name="WW_CharLFO2LVL4" style:num-format="1">
        <style:list-level-properties text:space-before="1.752in" text:min-label-width="0in" text:list-level-position-and-space-mode="label-alignment">
          <style:list-level-label-alignment text:label-followed-by="listtab" fo:margin-left="1.75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2in" text:min-label-width="0in" text:list-level-position-and-space-mode="label-alignment">
          <style:list-level-label-alignment text:label-followed-by="listtab" fo:margin-left="2.252in" fo:text-indent="0in"/>
        </style:list-level-properties>
      </text:list-level-style-number>
      <text:list-level-style-number text:level="6" text:style-name="WW_CharLFO2LVL6" style:num-format="i">
        <style:list-level-properties text:space-before="2.752in" text:min-label-width="0in" text:list-level-position-and-space-mode="label-alignment">
          <style:list-level-label-alignment text:label-followed-by="listtab" fo:margin-left="2.752in" fo:text-indent="0in"/>
        </style:list-level-properties>
      </text:list-level-style-number>
      <text:list-level-style-number text:level="7" text:style-name="WW_CharLFO2LVL7" style:num-format="1">
        <style:list-level-properties text:space-before="3.252in" text:min-label-width="0in" text:list-level-position-and-space-mode="label-alignment">
          <style:list-level-label-alignment text:label-followed-by="listtab" fo:margin-left="3.25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2in" text:min-label-width="0in" text:list-level-position-and-space-mode="label-alignment">
          <style:list-level-label-alignment text:label-followed-by="listtab" fo:margin-left="3.752in" fo:text-indent="0in"/>
        </style:list-level-properties>
      </text:list-level-style-number>
      <text:list-level-style-number text:level="9" text:style-name="WW_CharLFO2LVL9" style:num-format="i">
        <style:list-level-properties text:space-before="4.252in" text:min-label-width="0in" text:list-level-position-and-space-mode="label-alignment">
          <style:list-level-label-alignment text:label-followed-by="listtab" fo:margin-left="4.25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3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Courier New"/>
      </text:list-level-style-bullet>
      <text:list-level-style-bullet text:level="4" text:style-name="WW_CharLFO3LVL4" text:bullet-char="•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  <style:text-properties style:font-name="Courier New"/>
      </text:list-level-style-bullet>
      <text:list-level-style-bullet text:level="5" text:style-name="WW_CharLFO3LVL5" text:bullet-char="o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  <style:text-properties style:font-name="Courier New"/>
      </text:list-level-style-bullet>
      <text:list-level-style-bullet text:level="7" text:style-name="WW_CharLFO3LVL7" text:bullet-char="•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  <style:text-properties style:font-name="Courier New"/>
      </text:list-level-style-bullet>
      <text:list-level-style-bullet text:level="8" text:style-name="WW_CharLFO3LVL8" text:bullet-char="o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  <style:text-properties style:font-name="Courier New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4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1.0201in" text:min-label-width="0in" text:list-level-position-and-space-mode="label-alignment">
          <style:list-level-label-alignment text:label-followed-by="listtab" fo:margin-left="1.0201in" fo:text-indent="0in"/>
        </style:list-level-properties>
        <style:text-properties style:font-name="Courier New"/>
      </text:list-level-style-bullet>
      <text:list-level-style-bullet text:level="4" text:style-name="WW_CharLFO4LVL4" text:bullet-char="•">
        <style:list-level-properties text:space-before="1.5201in" text:min-label-width="0in" text:list-level-position-and-space-mode="label-alignment">
          <style:list-level-label-alignment text:label-followed-by="listtab" fo:margin-left="1.5201in" fo:text-indent="0in"/>
        </style:list-level-properties>
        <style:text-properties style:font-name="Courier New"/>
      </text:list-level-style-bullet>
      <text:list-level-style-bullet text:level="5" text:style-name="WW_CharLFO4LVL5" text:bullet-char="o">
        <style:list-level-properties text:space-before="2.0201in" text:min-label-width="0in" text:list-level-position-and-space-mode="label-alignment">
          <style:list-level-label-alignment text:label-followed-by="listtab" fo:margin-left="2.0201in" fo:text-indent="0in"/>
        </style:list-level-properties>
        <style:text-properties style:font-name="Courier New"/>
      </text:list-level-style-bullet>
      <text:list-level-style-bullet text:level="6" text:style-name="WW_CharLFO4LVL6" text:bullet-char="▪">
        <style:list-level-properties text:space-before="2.5201in" text:min-label-width="0in" text:list-level-position-and-space-mode="label-alignment">
          <style:list-level-label-alignment text:label-followed-by="listtab" fo:margin-left="2.5201in" fo:text-indent="0in"/>
        </style:list-level-properties>
        <style:text-properties style:font-name="Courier New"/>
      </text:list-level-style-bullet>
      <text:list-level-style-bullet text:level="7" text:style-name="WW_CharLFO4LVL7" text:bullet-char="•">
        <style:list-level-properties text:space-before="3.0201in" text:min-label-width="0in" text:list-level-position-and-space-mode="label-alignment">
          <style:list-level-label-alignment text:label-followed-by="listtab" fo:margin-left="3.0201in" fo:text-indent="0in"/>
        </style:list-level-properties>
        <style:text-properties style:font-name="Courier New"/>
      </text:list-level-style-bullet>
      <text:list-level-style-bullet text:level="8" text:style-name="WW_CharLFO4LVL8" text:bullet-char="o">
        <style:list-level-properties text:space-before="3.5201in" text:min-label-width="0in" text:list-level-position-and-space-mode="label-alignment">
          <style:list-level-label-alignment text:label-followed-by="listtab" fo:margin-left="3.5201in" fo:text-indent="0in"/>
        </style:list-level-properties>
        <style:text-properties style:font-name="Courier New"/>
      </text:list-level-style-bullet>
      <text:list-level-style-bullet text:level="9" text:style-name="WW_CharLFO4LVL9" text:bullet-char="▪">
        <style:list-level-properties text:space-before="4.0201in" text:min-label-width="0in" text:list-level-position-and-space-mode="label-alignment">
          <style:list-level-label-alignment text:label-followed-by="listtab" fo:margin-left="4.0201in" fo:text-indent="0in"/>
        </style:list-level-properties>
        <style:text-properties style:font-name="Courier New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Normal" style:master-page-name="MP0" style:family="paragraph">
      <style:paragraph-properties fo:break-before="page" fo:margin-bottom="0.1333in" fo:line-height="163%" fo:margin-left="0in" fo:margin-right="0.0006in" fo:text-indent="0in">
        <style:tab-stops/>
      </style:paragraph-properties>
    </style:style>
    <style:style style:name="T2" style:parent-style-name="Fuentedepárrafopredeter." style:family="text">
      <style:text-properties fo:color="#000000" fo:font-size="15pt" style:font-size-asian="15pt"/>
    </style:style>
    <style:style style:name="P3" style:parent-style-name="Título1" style:family="paragraph">
      <style:paragraph-properties fo:margin-left="-0.0034in">
        <style:tab-stops/>
      </style:paragraph-properties>
    </style:style>
    <style:style style:name="T4" style:parent-style-name="Fuentedepárrafopredeter." style:family="text">
      <style:text-properties fo:color="#333333" style:text-underline-type="none" style:text-underline-color="#000000"/>
    </style:style>
    <style:style style:name="P5" style:parent-style-name="Normal" style:family="paragraph">
      <style:paragraph-properties fo:margin-bottom="0.2in" fo:margin-left="0.2493in" fo:margin-right="0.0361in" fo:text-indent="-0.25in">
        <style:tab-stops/>
      </style:paragraph-properties>
    </style:style>
    <style:style style:name="T6" style:parent-style-name="Fuentedepárrafopredeter." style:family="text">
      <style:text-properties style:font-name="Arial" style:font-name-asian="Arial" style:font-name-complex="Arial"/>
    </style:style>
    <style:style style:name="P7" style:parent-style-name="Normal" style:family="paragraph">
      <style:paragraph-properties fo:margin-bottom="0.3861in" fo:line-height="106%" fo:margin-left="0.2597in" fo:text-indent="0in">
        <style:tab-stops/>
      </style:paragraph-properties>
    </style:style>
    <style:style style:name="P8" style:parent-style-name="Título1" style:family="paragraph">
      <style:paragraph-properties fo:margin-left="-0.0034in">
        <style:tab-stops/>
      </style:paragraph-properties>
    </style:style>
    <style:style style:name="T9" style:parent-style-name="Fuentedepárrafopredeter." style:family="text">
      <style:text-properties fo:color="#333333" style:text-underline-type="none" style:text-underline-color="#000000"/>
    </style:style>
    <style:style style:name="P10" style:parent-style-name="Normal" style:family="paragraph">
      <style:paragraph-properties fo:margin-right="0.0361in" fo:text-indent="-0.25in"/>
    </style:style>
    <style:style style:name="P11" style:parent-style-name="Normal" style:family="paragraph">
      <style:paragraph-properties fo:margin-bottom="0.1729in" fo:line-height="106%" fo:margin-left="0in" fo:text-indent="0in">
        <style:tab-stops/>
      </style:paragraph-properties>
      <style:text-properties fo:font-weight="bold" style:font-weight-asian="bold" style:font-weight-complex="bold"/>
    </style:style>
    <style:style style:name="P12" style:parent-style-name="Normal" style:family="paragraph">
      <style:paragraph-properties fo:margin-right="0.0361in" fo:text-indent="-0.25in"/>
    </style:style>
    <style:style style:name="P13" style:parent-style-name="Normal" style:family="paragraph">
      <style:paragraph-properties fo:margin-bottom="0.1736in" fo:line-height="106%" fo:margin-left="0in" fo:text-indent="0in">
        <style:tab-stops/>
      </style:paragraph-properties>
    </style:style>
    <style:style style:name="P14" style:parent-style-name="Normal" style:family="paragraph">
      <style:paragraph-properties fo:margin-bottom="0.1736in" fo:line-height="106%" fo:margin-left="0in" fo:text-indent="0in">
        <style:tab-stops/>
      </style:paragraph-properties>
    </style:style>
    <style:style style:name="P15" style:parent-style-name="Normal" style:family="paragraph">
      <style:paragraph-properties fo:margin-bottom="0.1736in" fo:line-height="106%" fo:margin-left="0in" fo:text-indent="0in">
        <style:tab-stops/>
      </style:paragraph-properties>
    </style:style>
    <style:style style:name="P16" style:parent-style-name="Normal" style:family="paragraph">
      <style:paragraph-properties fo:margin-bottom="0.1736in" fo:line-height="106%" fo:margin-left="0in" fo:text-indent="0in">
        <style:tab-stops/>
      </style:paragraph-properties>
    </style:style>
    <style:style style:name="P17" style:parent-style-name="Normal" style:family="paragraph">
      <style:paragraph-properties fo:margin-bottom="0.0986in" fo:margin-right="0.0361in" fo:text-indent="-0.25in"/>
    </style:style>
    <style:style style:name="P18" style:parent-style-name="Normal" style:family="paragraph">
      <style:paragraph-properties fo:margin-bottom="0.0041in" fo:margin-right="2.1513in" fo:text-indent="-0.25in"/>
    </style:style>
    <style:style style:name="T19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20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P21" style:parent-style-name="Normal" style:family="paragraph">
      <style:paragraph-properties fo:margin-bottom="0.0041in" fo:margin-left="0.5201in" fo:margin-right="2.1513in" fo:text-indent="0in">
        <style:tab-stops/>
      </style:paragraph-properties>
    </style:style>
    <style:style style:name="P22" style:parent-style-name="Normal" style:family="paragraph">
      <style:paragraph-properties fo:margin-bottom="0.0041in" fo:margin-left="0.5201in" fo:margin-right="2.1513in" fo:text-indent="0in">
        <style:tab-stops/>
      </style:paragraph-properties>
    </style:style>
    <style:style style:name="P23" style:parent-style-name="Normal" style:family="paragraph">
      <style:paragraph-properties fo:margin-right="2.1513in" fo:text-indent="-0.25in"/>
    </style:style>
    <style:style style:name="P24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25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26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27" style:parent-style-name="Título1" style:family="paragraph">
      <style:paragraph-properties fo:margin-left="-0.0034in">
        <style:tab-stops/>
      </style:paragraph-properties>
    </style:style>
    <style:style style:name="T28" style:parent-style-name="Fuentedepárrafopredeter." style:family="text">
      <style:text-properties fo:color="#333333" style:text-underline-type="none" style:text-underline-color="#000000"/>
    </style:style>
    <style:style style:name="P29" style:parent-style-name="Normal" style:family="paragraph">
      <style:paragraph-properties fo:margin-right="0.0361in" fo:text-indent="-0.25in"/>
    </style:style>
    <style:style style:name="P30" style:parent-style-name="Normal" style:family="paragraph">
      <style:paragraph-properties fo:margin-bottom="0.1729in" fo:line-height="106%" fo:margin-left="0in" fo:text-indent="0in">
        <style:tab-stops/>
      </style:paragraph-properties>
    </style:style>
    <style:style style:name="P31" style:parent-style-name="Normal" style:family="paragraph">
      <style:paragraph-properties fo:margin-bottom="0.1729in" fo:line-height="106%" fo:margin-left="0in" fo:text-indent="0in">
        <style:tab-stops/>
      </style:paragraph-properties>
    </style:style>
    <style:style style:name="P32" style:parent-style-name="Normal" style:family="paragraph">
      <style:paragraph-properties fo:margin-right="0.0361in" fo:text-indent="-0.25in"/>
    </style:style>
    <style:style style:name="P33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4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5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6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7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8" style:parent-style-name="Normal" style:family="paragraph">
      <style:paragraph-properties fo:margin-left="0.5201in" fo:margin-right="2.1513in" fo:text-indent="0in">
        <style:tab-stops/>
      </style:paragraph-properties>
    </style:style>
    <style:style style:name="P39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40" style:parent-style-name="Normal" style:family="paragraph">
      <style:paragraph-properties fo:margin-right="0.0361in" fo:text-indent="-0.25in"/>
    </style:style>
    <style:style style:name="P41" style:parent-style-name="Normal" style:family="paragraph">
      <style:paragraph-properties fo:text-align="end" fo:margin-bottom="0.1763in" fo:line-height="106%" fo:margin-left="0in" fo:text-indent="0in">
        <style:tab-stops/>
      </style:paragraph-properties>
    </style:style>
    <style:style style:name="T42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43" style:parent-style-name="Normal" style:family="paragraph">
      <style:paragraph-properties fo:margin-right="0.0361in" fo:text-indent="-0.25in"/>
    </style:style>
    <style:style style:name="P44" style:parent-style-name="Normal" style:family="paragraph">
      <style:paragraph-properties fo:text-align="end" fo:margin-bottom="0.1763in" fo:line-height="106%" fo:margin-left="0in" fo:text-indent="0in">
        <style:tab-stops/>
      </style:paragraph-properties>
    </style:style>
    <style:style style:name="T45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46" style:parent-style-name="Normal" style:family="paragraph">
      <style:paragraph-properties fo:margin-right="0.0361in" fo:text-indent="-0.25in"/>
    </style:style>
    <style:style style:name="P47" style:parent-style-name="Normal" style:family="paragraph">
      <style:paragraph-properties fo:text-align="end" fo:margin-bottom="0.1763in" fo:line-height="106%" fo:margin-left="0in" fo:text-indent="0in">
        <style:tab-stops/>
      </style:paragraph-properties>
    </style:style>
    <style:style style:name="T48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49" style:parent-style-name="Normal" style:family="paragraph">
      <style:paragraph-properties fo:margin-right="0.0361in" fo:text-indent="-0.25in"/>
    </style:style>
    <style:style style:name="P50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51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52" style:parent-style-name="Normal" style:family="paragraph">
      <style:paragraph-properties fo:margin-right="0.0361in" fo:text-indent="-0.25in"/>
    </style:style>
    <style:style style:name="P53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54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55" style:parent-style-name="Normal" style:family="paragraph">
      <style:paragraph-properties fo:margin-right="0.0361in" fo:text-indent="-0.25in"/>
    </style:style>
    <style:style style:name="P56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57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58" style:parent-style-name="Normal" style:family="paragraph">
      <style:paragraph-properties fo:margin-bottom="0.143in" fo:line-height="161%" fo:margin-right="0.0361in" fo:text-indent="-0.25in"/>
    </style:style>
    <style:style style:name="T59" style:parent-style-name="Fuentedepárrafopredeter." style:family="text">
      <style:text-properties fo:font-weight="bold" style:font-weight-asian="bold"/>
    </style:style>
    <style:style style:name="T60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61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62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63" style:parent-style-name="Normal" style:family="paragraph">
      <style:paragraph-properties fo:text-align="end" fo:margin-bottom="0.1701in" fo:line-height="106%" fo:margin-left="0in" fo:text-indent="0in">
        <style:tab-stops/>
      </style:paragraph-properties>
    </style:style>
    <style:style style:name="T64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65" style:parent-style-name="Normal" style:family="paragraph">
      <style:paragraph-properties fo:margin-bottom="0.1958in" fo:line-height="135%" fo:margin-right="0.0361in" fo:text-indent="-0.25in"/>
    </style:style>
    <style:style style:name="T66" style:parent-style-name="Fuentedepárrafopredeter." style:family="text">
      <style:text-properties fo:font-weight="bold" style:font-weight-asian="bold"/>
    </style:style>
    <style:style style:name="T67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68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69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70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71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72" style:parent-style-name="Normal" style:family="paragraph">
      <style:paragraph-properties fo:margin-bottom="0.0951in" fo:margin-right="0.0361in" fo:text-indent="-0.25in"/>
    </style:style>
    <style:style style:name="P73" style:parent-style-name="Normal" style:family="paragraph">
      <style:paragraph-properties fo:margin-bottom="0.2256in" fo:line-height="110%" fo:margin-left="0.2666in" fo:margin-right="2.0055in">
        <style:tab-stops/>
      </style:paragraph-properties>
    </style:style>
    <style:style style:name="T74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75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76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T77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T78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79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80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T81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82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83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T84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85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86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87" style:parent-style-name="Normal" style:family="paragraph">
      <style:paragraph-properties fo:text-align="end" fo:margin-bottom="0in" fo:line-height="106%" fo:margin-left="-0.0041in" fo:text-indent="0in">
        <style:tab-stops/>
      </style:paragraph-properties>
    </style:style>
    <style:style style:name="T88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89" style:parent-style-name="Normal" style:family="paragraph">
      <style:paragraph-properties fo:margin-bottom="0.1972in" fo:line-height="133%" fo:margin-right="0.0361in" fo:text-indent="-0.25in"/>
    </style:style>
    <style:style style:name="T90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91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92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93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94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95" style:parent-style-name="Normal" style:family="paragraph">
      <style:paragraph-properties fo:margin-bottom="0.0993in" fo:margin-right="0.0361in" fo:text-indent="-0.25in"/>
    </style:style>
    <style:style style:name="P96" style:parent-style-name="Normal" style:family="paragraph">
      <style:paragraph-properties fo:margin-bottom="0.2437in" fo:line-height="110%" fo:margin-right="1.8888in" fo:text-indent="-0.25in"/>
    </style:style>
    <style:style style:name="T97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T98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99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00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101" style:parent-style-name="Normal" style:family="paragraph">
      <style:paragraph-properties fo:text-align="end" fo:margin-bottom="0.1736in" fo:line-height="106%" fo:margin-left="0in" fo:text-indent="0in">
        <style:tab-stops/>
      </style:paragraph-properties>
    </style:style>
    <style:style style:name="T102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03" style:parent-style-name="Normal" style:family="paragraph">
      <style:paragraph-properties fo:margin-bottom="0.0979in" fo:margin-right="0.0361in" fo:text-indent="-0.25in"/>
    </style:style>
    <style:style style:name="P104" style:parent-style-name="Normal" style:family="paragraph">
      <style:paragraph-properties fo:margin-right="1.8888in" fo:text-indent="-0.25in"/>
    </style:style>
    <style:style style:name="T105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06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P107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108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09" style:parent-style-name="Normal" style:family="paragraph">
      <style:paragraph-properties fo:margin-bottom="0.0979in" fo:margin-right="0.0361in" fo:text-indent="-0.25in"/>
    </style:style>
    <style:style style:name="P110" style:parent-style-name="Normal" style:family="paragraph">
      <style:paragraph-properties fo:margin-bottom="0.009in" fo:margin-right="1.8888in" fo:text-indent="-0.25in"/>
    </style:style>
    <style:style style:name="P111" style:parent-style-name="Normal" style:family="paragraph">
      <style:paragraph-properties fo:margin-right="1.8888in" fo:text-indent="-0.25in"/>
    </style:style>
    <style:style style:name="T112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13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P114" style:parent-style-name="Normal" style:family="paragraph">
      <style:paragraph-properties fo:text-align="end" fo:margin-bottom="0.1701in" fo:line-height="106%" fo:margin-left="0in" fo:text-indent="0in">
        <style:tab-stops/>
      </style:paragraph-properties>
    </style:style>
    <style:style style:name="T115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16" style:parent-style-name="Normal" style:family="paragraph">
      <style:paragraph-properties fo:margin-bottom="0.1958in" fo:line-height="135%" fo:margin-right="0.0361in" fo:text-indent="-0.25in"/>
    </style:style>
    <style:style style:name="T117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18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19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120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121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22" style:parent-style-name="Normal" style:family="paragraph">
      <style:paragraph-properties fo:margin-right="0.0361in" fo:text-indent="-0.25in"/>
    </style:style>
    <style:style style:name="P123" style:parent-style-name="Normal" style:family="paragraph">
      <style:paragraph-properties fo:text-align="end" fo:margin-bottom="0.1701in" fo:line-height="106%" fo:margin-left="0in" fo:text-indent="0in">
        <style:tab-stops/>
      </style:paragraph-properties>
    </style:style>
    <style:style style:name="T124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25" style:parent-style-name="Normal" style:family="paragraph">
      <style:paragraph-properties fo:margin-bottom="0.0979in" fo:margin-right="0.0361in" fo:text-indent="-0.25in"/>
    </style:style>
    <style:style style:name="P126" style:parent-style-name="Normal" style:family="paragraph">
      <style:paragraph-properties fo:margin-bottom="0.2437in" fo:line-height="110%" fo:margin-right="1.8888in" fo:text-indent="-0.25in"/>
    </style:style>
    <style:style style:name="T127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128" style:parent-style-name="Normal" style:family="paragraph">
      <style:paragraph-properties fo:text-align="end" fo:margin-bottom="0in" fo:line-height="106%" fo:margin-left="0in" fo:text-indent="0in">
        <style:tab-stops/>
      </style:paragraph-properties>
    </style:style>
    <style:style style:name="T129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30" style:parent-style-name="Título1" style:family="paragraph">
      <style:paragraph-properties fo:margin-left="-0.0034in">
        <style:tab-stops/>
      </style:paragraph-properties>
    </style:style>
    <style:style style:name="T131" style:parent-style-name="Fuentedepárrafopredeter." style:family="text">
      <style:text-properties fo:color="#333333" style:text-underline-type="none" style:text-underline-color="#000000"/>
    </style:style>
    <style:style style:name="P132" style:parent-style-name="Normal" style:family="paragraph">
      <style:paragraph-properties fo:margin-right="0.0361in" fo:text-indent="-0.25in"/>
    </style:style>
    <style:style style:name="P133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134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35" style:parent-style-name="Normal" style:family="paragraph">
      <style:paragraph-properties fo:margin-right="0.0361in" fo:text-indent="-0.25in"/>
    </style:style>
    <style:style style:name="P136" style:parent-style-name="Normal" style:family="paragraph">
      <style:paragraph-properties fo:text-align="end" fo:margin-bottom="0.1736in" fo:line-height="106%" fo:margin-left="0in" fo:text-indent="0in">
        <style:tab-stops/>
      </style:paragraph-properties>
    </style:style>
    <style:style style:name="T137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38" style:parent-style-name="Normal" style:family="paragraph">
      <style:paragraph-properties fo:margin-right="0.0361in" fo:text-indent="-0.25in"/>
    </style:style>
    <style:style style:name="P139" style:parent-style-name="Normal" style:family="paragraph">
      <style:paragraph-properties fo:text-align="end" fo:margin-bottom="0.1736in" fo:line-height="106%" fo:margin-left="0in" fo:text-indent="0in">
        <style:tab-stops/>
      </style:paragraph-properties>
    </style:style>
    <style:style style:name="T140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41" style:parent-style-name="Normal" style:family="paragraph">
      <style:paragraph-properties fo:margin-right="0.0361in" fo:text-indent="-0.25in"/>
    </style:style>
    <style:style style:name="P142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143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44" style:parent-style-name="Normal" style:family="paragraph">
      <style:paragraph-properties fo:margin-right="0.0361in" fo:text-indent="-0.25in"/>
    </style:style>
    <style:style style:name="P145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146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47" style:parent-style-name="Normal" style:family="paragraph">
      <style:paragraph-properties fo:margin-right="0.0361in" fo:text-indent="-0.25in"/>
    </style:style>
    <style:style style:name="T148" style:parent-style-name="Fuentedepárrafopredeter." style:family="text">
      <style:text-properties fo:font-weight="bold" style:font-weight-asian="bold"/>
    </style:style>
    <style:style style:name="P149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150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51" style:parent-style-name="Normal" style:family="paragraph">
      <style:paragraph-properties fo:margin-bottom="0.1in" fo:margin-right="0.0361in" fo:text-indent="-0.25in"/>
    </style:style>
    <style:style style:name="P152" style:parent-style-name="Normal" style:family="paragraph">
      <style:paragraph-properties fo:margin-bottom="0.0055in" fo:margin-right="2.2972in" fo:text-indent="-0.25in"/>
    </style:style>
    <style:style style:name="T153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54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P155" style:parent-style-name="Normal" style:family="paragraph">
      <style:paragraph-properties fo:margin-right="2.2972in" fo:text-indent="-0.25in"/>
    </style:style>
    <style:style style:name="P156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157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58" style:parent-style-name="Normal" style:family="paragraph">
      <style:paragraph-properties fo:margin-bottom="0.1097in" fo:margin-right="0.0361in" fo:text-indent="-0.25in"/>
    </style:style>
    <style:style style:name="P159" style:parent-style-name="Normal" style:family="paragraph">
      <style:paragraph-properties fo:margin-bottom="0.2in" fo:margin-right="2.2972in" fo:text-indent="-0.25in"/>
    </style:style>
    <style:style style:name="T160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61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62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63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64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65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66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67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68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69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T170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171" style:parent-style-name="Fuentedepárrafopredeter." style:family="text">
      <style:text-properties style:font-name="Arial" style:font-name-asian="Arial" style:font-name-complex="Arial" fo:font-size="10pt" style:font-size-asian="10pt"/>
    </style:style>
    <style:style style:name="P172" style:parent-style-name="Normal" style:family="paragraph">
      <style:paragraph-properties fo:margin-bottom="0.2437in" fo:line-height="110%" fo:margin-right="2.2972in" fo:text-indent="-0.25in"/>
    </style:style>
    <style:style style:name="T173" style:parent-style-name="Fuentedepárrafopredeter." style:family="text">
      <style:text-properties fo:color="#DD4814" style:text-underline-type="single" style:text-underline-style="solid" style:text-underline-width="auto" style:text-underline-mode="continuous" style:text-underline-color="#DD4814"/>
    </style:style>
    <style:style style:name="P174" style:parent-style-name="Normal" style:family="paragraph">
      <style:paragraph-properties fo:text-align="end" fo:margin-bottom="0.1729in" fo:line-height="106%" fo:margin-left="0in" fo:text-indent="0in">
        <style:tab-stops/>
      </style:paragraph-properties>
    </style:style>
    <style:style style:name="T175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76" style:parent-style-name="Normal" style:family="paragraph">
      <style:paragraph-properties fo:margin-right="0.0361in" fo:text-indent="-0.25in"/>
    </style:style>
    <style:style style:name="P177" style:parent-style-name="Normal" style:family="paragraph">
      <style:paragraph-properties fo:text-align="end" fo:margin-bottom="0.1527in" fo:line-height="106%" fo:margin-left="0in" fo:text-indent="0in">
        <style:tab-stops/>
      </style:paragraph-properties>
    </style:style>
    <style:style style:name="T178" style:parent-style-name="Fuentedepárrafopredeter." style:family="text">
      <style:text-properties style:font-name="Calibri" style:font-name-asian="Calibri" style:font-name-complex="Calibri" fo:color="#000000" fo:font-size="11pt" style:font-size-asian="11pt"/>
    </style:style>
    <style:style style:name="P179" style:parent-style-name="Normal" style:family="paragraph">
      <style:paragraph-properties fo:margin-bottom="0in" fo:line-height="95%" fo:margin-left="0in" fo:margin-right="5.9083in" fo:text-indent="0in">
        <style:tab-stops/>
      </style:paragraph-properties>
    </style:style>
    <style:style style:name="T180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/>
    </style:style>
    <style:style style:name="T181" style:parent-style-name="Fuentedepárrafopredeter." style:family="text">
      <style:text-properties style:font-name="Calibri" style:font-name-asian="Calibri" style:font-name-complex="Calibri" fo:color="#000000" fo:font-size="12pt" style:font-size-asian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>
      <style:graphic-properties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/>
    </style:style>
    <style:style style:family="graphic" style:name="a26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>
      <style:graphic-properties/>
    </style:style>
    <style:style style:family="graphic" style:name="a1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>
      <style:graphic-properties/>
    </style:style>
    <style:style style:family="graphic" style:name="a16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>
      <style:graphic-properties/>
    </style:style>
    <style:style style:family="graphic" style:name="a3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>
      <style:graphic-properties/>
    </style:style>
    <style:style style:family="graphic" style:name="a3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Actividades – Entornos de desarrollo – Elemewntos de desarrollo de software<text:s/></text:span></text:p>
      <text:h text:style-name="P3" text:outline-level="1">Apuntes<text:span text:style-name="T4"><text:tab/></text:span></text:h>
      <text:p text:style-name="P5">1.<text:span text:style-name="T6"><text:s/></text:span>Elabora los apuntes de esta Unidad y guárdalos en GitHub en un repositorio llamado 'Apuntes_ED'. <text:s/></text:p>
      <text:p text:style-name="P7"><text:s/></text:p>
      <text:h text:style-name="P8" text:outline-level="1">Introducción<text:span text:style-name="T9"><text:tab/></text:span></text:h>
      <text:list text:style-name="LFO1" text:continue-numbering="true">
        <text:list-item>
          <text:p text:style-name="P10">Haz una clasificación del<text:s/>software.<text:s/></text:p>
        </text:list-item>
      </text:list>
      <text:p text:style-name="P11"><text:s/>Software de sistema, de aplicación y de desarrollo</text:p>
      <text:list text:style-name="LFO1" text:continue-numbering="true">
        <text:list-item>
          <text:p text:style-name="P12">Describe la relación que existe entre los componentes hardware principales de un computador y el almacenamiento y ejecución del software.<text:s/></text:p>
        </text:list-item>
      </text:list>
      <text:p text:style-name="P13"><text:s/>Disco duro: Almacena de forma permanente los<text:s/>datos.</text:p>
      <text:p text:style-name="P14">Memoria RAM: Almacena datos temporales. Carga todas las instrucciones que ejecuta la CPU.</text:p>
      <text:p text:style-name="P15">CPU: Lee y ejecuta las instrucciones almacenadas en la memoria RAM.</text:p>
      <text:p text:style-name="P16">E/S: muestra resultados, recoge datos de entrada, almacena datos…</text:p>
      <text:list text:style-name="LFO1" text:continue-numbering="true">
        <text:list-item>
          <text:p text:style-name="P17">Define los siguientes conceptos:<text:s/></text:p>
          <text:list text:continue-numbering="true">
            <text:list-item>
              <text:p text:style-name="P18">Código fuente.<text:s/><text:span text:style-name="T19">o</text:span><text:span text:style-name="T20"><text:s/></text:span>Código objeto.<text:s/></text:p>
            </text:list-item>
          </text:list>
        </text:list-item>
      </text:list>
      <text:p text:style-name="P21">Archivos de texto legible en un lenguaje de programación.</text:p>
      <text:p text:style-name="P22"/>
      <text:list text:style-name="LFO1" text:continue-numbering="true">
        <text:list-item>
          <text:list>
            <text:list-item>
              <text:p text:style-name="P23">Código ejecutable.<text:s/></text:p>
            </text:list-item>
          </text:list>
        </text:list-item>
      </text:list>
      <text:p text:style-name="P24">Archivo binario ejecutable.</text:p>
      <text:p text:style-name="P25"/>
      <text:p text:style-name="P26"/>
      <text:soft-page-break/>
      <text:h text:style-name="P27" text:outline-level="1">Ciclo<text:tab/>de<text:tab/>vida<text:tab/>del<text:tab/>sofware<text:span text:style-name="T28"><text:tab/></text:span></text:h>
      <text:list text:style-name="LFO2" text:continue-numbering="true">
        <text:list-item>
          <text:p text:style-name="P29">Define "Ciclo de vida del software".<text:s/></text:p>
        </text:list-item>
      </text:list>
      <text:p text:style-name="P30"><text:s/>Primero se tienen unos requerimientos sobre el software a desarrollar.</text:p>
      <text:p text:style-name="P31">Tras esto, se hace un diseño, un desarrollo, unas pruebas para comprobar los errores y arreglarlos, la publicación de dicho software y su mantenimiento.</text:p>
      <text:list text:style-name="LFO2" text:continue-numbering="true">
        <text:list-item>
          <text:p text:style-name="P32">Nombra las fases principales del desarrollo de software y explica brevemente que se<text:s/>hace en cada una de ellas.<text:s/></text:p>
        </text:list-item>
      </text:list>
      <text:p text:style-name="P33">ANÁLISIS:<text:s/>Determina y define las necesidades del cliente y especifica los requisitos que debe cumplir el software a desarrollar.</text:p>
      <text:p text:style-name="P34">DISEÑO:<text:s/>Se descompone y organiza el sistema en elementos componentes que pueden ser desarrollados por separado. Después se especifica la interrelación y funcionalidad de los elementos componentes.</text:p>
      <text:p text:style-name="P35">CODIFICACIÓN:<text:s/>Se escribe el código fuente de cada componente.</text:p>
      <text:p text:style-name="P36">PRUEBAS:<text:s/>Su objetivo principal es buscar que el software de errores para poder solucionarlos.</text:p>
      <text:p text:style-name="P37">DOCUMENTACIÓN:<text:s/>Su objetivo principal es explicar como se está realizando el código, para que otra persona lo entienda y pueda continuarlo.</text:p>
      <text:p text:style-name="P38">MANTENIMIENTO:<text:s/>Durante el uso del software, es necesario realizar cambios ocasionales. Para ello, tenemos que rehacer el trabajo de alguno de los puntos anteriores.</text:p>
      <text:p text:style-name="P39"><text:s/></text:p>
      <text:list text:style-name="LFO2" text:continue-numbering="true">
        <text:list-item>
          <text:p text:style-name="P40">Explica brevemente en qué consiste el modelo en cascada cuando hablamos de desarrollo de software.<text:s/></text:p>
        </text:list-item>
      </text:list>
      <text:p text:style-name="P41"><text:span text:style-name="T42"><draw:frame draw:z-index="251649024" draw:style-name="a0" draw:name="Group 3226" text:anchor-type="paragraph" svg:x="-0.00424in" svg:y="-0.00493in" svg:width="5.65667in" svg:height="0.01667in" style:rel-width="scale" style:rel-height="scale"><draw:image xlink:href="media/image1.png" xlink:type="simple" xlink:show="embed" xlink:actuate="onLoad"/><svg:title/><svg:desc/></draw:frame></text:span><text:s/></text:p>
      <text:soft-page-break/>
      <text:list text:style-name="LFO2" text:continue-numbering="true">
        <text:list-item>
          <text:p text:style-name="P43">Ventajas e inconvenientes del modelo en cascada.<text:s/></text:p>
        </text:list-item>
      </text:list>
      <text:p text:style-name="P44"><text:span text:style-name="T45"><draw:frame draw:z-index="251650048" draw:style-name="a1" draw:name="Group 3228" text:anchor-type="paragraph" svg:x="-0.00424in" svg:y="-0.00493in" svg:width="5.65667in" svg:height="0.01667in" style:rel-width="scale" style:rel-height="scale"><draw:image xlink:href="media/image1.png" xlink:type="simple" xlink:show="embed" xlink:actuate="onLoad"/><svg:title/><svg:desc/></draw:frame></text:span><text:s/></text:p>
      <text:list text:style-name="LFO2" text:continue-numbering="true">
        <text:list-item>
          <text:p text:style-name="P46">¿Qué se entiende por verificación? ¿Y por validación?<text:s/></text:p>
        </text:list-item>
      </text:list>
      <text:p text:style-name="P47"><text:span text:style-name="T48"><draw:frame draw:z-index="251651072" draw:style-name="a2" draw:name="Group 3229" text:anchor-type="paragraph" svg:x="-0.00424in" svg:y="-0.00493in" svg:width="5.65667in" svg:height="0.01667in" style:rel-width="scale" style:rel-height="scale"><draw:image xlink:href="media/image1.png" xlink:type="simple" xlink:show="embed" xlink:actuate="onLoad"/><svg:title/><svg:desc/></draw:frame></text:span><text:s/></text:p>
      <text:list text:style-name="LFO2" text:continue-numbering="true">
        <text:list-item>
          <text:p text:style-name="P49">Explica como funciona el modelo de desarrollo mediante creación de prototipos.<text:s/></text:p>
        </text:list-item>
      </text:list>
      <text:p text:style-name="P50"><text:span text:style-name="T51"><draw:frame draw:z-index="251652096" draw:style-name="a3" draw:name="Group 3230" text:anchor-type="paragraph" svg:x="-0.00424in" svg:y="-0.00493in" svg:width="5.65667in" svg:height="0.01667in" style:rel-width="scale" style:rel-height="scale"><draw:image xlink:href="media/image1.png" xlink:type="simple" xlink:show="embed" xlink:actuate="onLoad"/><svg:title/><svg:desc/></draw:frame></text:span><text:s/></text:p>
      <text:list text:style-name="LFO2" text:continue-numbering="true">
        <text:list-item>
          <text:p text:style-name="P52">Explica como funciona el modelo espiral cuando se aplica al desarrollo orientado a objetos.<text:s/></text:p>
        </text:list-item>
      </text:list>
      <text:p text:style-name="P53"><text:span text:style-name="T54"><draw:frame draw:z-index="251653120" draw:style-name="a4" draw:name="Group 3231" text:anchor-type="paragraph" svg:x="-0.00424in" svg:y="-0.00438in" svg:width="5.65667in" svg:height="0.01667in" style:rel-width="scale" style:rel-height="scale"><draw:image xlink:href="media/image2.png" xlink:type="simple" xlink:show="embed" xlink:actuate="onLoad"/><svg:title/><svg:desc/></draw:frame></text:span><text:s/></text:p>
      <text:list text:style-name="LFO2" text:continue-numbering="true">
        <text:list-item>
          <text:p text:style-name="P55">¿Qué cuatro principios rigen el desarrollo ágil expresados en el Manifiesto Ágil?<text:s/></text:p>
        </text:list-item>
      </text:list>
      <text:p text:style-name="P56"><text:span text:style-name="T57"><draw:frame draw:z-index="251654144" draw:style-name="a5" draw:name="Group 3232" text:anchor-type="paragraph" svg:x="-0.00424in" svg:y="-0.00438in" svg:width="5.65667in" svg:height="0.01667in" style:rel-width="scale" style:rel-height="scale"><draw:image xlink:href="media/image2.png" xlink:type="simple" xlink:show="embed" xlink:actuate="onLoad"/><svg:title/><svg:desc/></draw:frame></text:span><text:s/></text:p>
      <text:list text:style-name="LFO2" text:continue-numbering="true">
        <text:list-item>
          <text:p text:style-name="P58">¿Qué es una<text:s/><text:span text:style-name="T59">historia de usuario</text:span>? Consulta el siguiente enlace:<text:s/><text:span text:style-name="T60">o</text:span><text:span text:style-name="T61"><text:s/></text:span><text:span text:style-name="T62">https://es.wikipedia.org/wiki/Historias_de_usuario</text:span><text:s/></text:p>
        </text:list-item>
      </text:list>
      <text:p text:style-name="P63"><text:span text:style-name="T64"><draw:frame draw:z-index="251655168" draw:style-name="a6" draw:name="Group 3233" text:anchor-type="paragraph" svg:x="-0.00354in" svg:y="-0.00465in" svg:width="5.39667in" svg:height="0.01667in" style:rel-width="scale" style:rel-height="scale"><draw:image xlink:href="media/image3.png" xlink:type="simple" xlink:show="embed" xlink:actuate="onLoad"/><svg:title/><svg:desc/></draw:frame></text:span><text:s/></text:p>
      <text:list text:style-name="LFO2" text:continue-numbering="true">
        <text:list-item>
          <text:p text:style-name="P65">Haz un resumen sobre que se entiende por<text:s/><text:span text:style-name="T66">Lean software</text:span><text:s/>y qué principios lo rigen. Consulta el siguiente enlace:<text:s/><text:span text:style-name="T67">o</text:span><text:span text:style-name="T68"><text:s/></text:span><text:span text:style-name="T69">https://es.wikipedia.org/wiki/Lean_software_development</text:span><text:s/></text:p>
        </text:list-item>
      </text:list>
      <text:p text:style-name="P70"><text:span text:style-name="T71"><draw:frame draw:z-index="251656192" draw:style-name="a7" draw:name="Group 3234" text:anchor-type="paragraph" svg:x="-0.00354in" svg:y="-0.00438in" svg:width="5.39667in" svg:height="0.01667in" style:rel-width="scale" style:rel-height="scale"><draw:image xlink:href="media/image4.png" xlink:type="simple" xlink:show="embed" xlink:actuate="onLoad"/><svg:title/><svg:desc/></draw:frame></text:span><text:s/></text:p>
      <text:list text:style-name="LFO2" text:continue-numbering="true">
        <text:list-item>
          <text:p text:style-name="P72">KANBAN. Estudia las ventajas e inconvenientes de tener una pizarra web digital para la metodología Kanban. Puedes consultar los siguientes enlaces:<text:s/></text:p>
        </text:list-item>
      </text:list>
      <text:p text:style-name="P73"><text:span text:style-name="T74">o</text:span><text:span text:style-name="T75"><text:s/></text:span><text:span text:style-name="T76">https://leankit.com/learn/kanban/kanban-board</text:span><text:span text:style-name="T77">/</text:span><text:s/><text:span text:style-name="T78">o</text:span><text:span text:style-name="T79"><text:s/></text:span><text:span text:style-name="T80">https://trello.com/es</text:span><text:s/><text:span text:style-name="T81">o</text:span><text:span text:style-name="T82"><text:s/></text:span><text:span text:style-name="T83">https://taiga.io/</text:span><text:s/><text:span text:style-name="T84">o</text:span><text:span text:style-name="T85"><text:s/></text:span><text:span text:style-name="T86">https://kanbantool.com/es/</text:span><text:s/></text:p>
      <text:p text:style-name="P87"><text:span text:style-name="T88"><draw:g draw:name="Group 3235" draw:id="id2" draw:style-name="a10" text:anchor-type="as-char"><svg:title/><svg:desc/><draw:frame draw:id="id0" draw:style-name="a8" draw:name="Picture 3850" svg:x="0in" svg:y="0in" svg:width="5.91667in" svg:height="0.01667in" style:rel-width="scale" style:rel-height="scale"><draw:image xlink:href="media/image5.png" xlink:type="simple" xlink:show="embed" xlink:actuate="onLoad"/><svg:title/><svg:desc/></draw:frame><draw:frame draw:id="id1" draw:style-name="a9" draw:name="Picture 3851" svg:x="0in" svg:y="0in" svg:width="5.91667in" svg:height="0.01667in" style:rel-width="scale" style:rel-height="scale"><draw:image xlink:href="media/image5.png" xlink:type="simple" xlink:show="embed" xlink:actuate="onLoad"/><svg:title/><svg:desc/></draw:frame></draw:g></text:span><text:s/></text:p>
      <text:list text:style-name="LFO3" text:continue-numbering="true">
        <text:list-item>
          <text:p text:style-name="P89">KANBAN. Haz un resumen de la metodología Kanban e indica sus diferencias frente a SCRUM. Puedes consultar el siguiente enlace:<text:s/><text:span text:style-name="T90">o</text:span><text:span text:style-name="T91"><text:s/></text:span><text:span text:style-name="T92">https://es.atlassian.com/agile/kanban</text:span><text:s/></text:p>
        </text:list-item>
      </text:list>
      <text:p text:style-name="P93"><text:span text:style-name="T94"><draw:frame draw:z-index="251657216" draw:style-name="a11" draw:name="Group 3430" text:anchor-type="paragraph" svg:x="-0.00354in" svg:y="-0.0041in" svg:width="5.39667in" svg:height="0.01667in" style:rel-width="scale" style:rel-height="scale"><draw:image xlink:href="media/image6.png" xlink:type="simple" xlink:show="embed" xlink:actuate="onLoad"/><svg:title/><svg:desc/></draw:frame></text:span><text:s/></text:p>
      <text:soft-page-break/>
      <text:list text:style-name="LFO3" text:continue-numbering="true">
        <text:list-item>
          <text:p text:style-name="P95">SCRUM. Explica como funciona Scrum. Consulta los siguientes enlaces:<text:s/></text:p>
          <text:list text:continue-numbering="true">
            <text:list-item>
              <text:p text:style-name="P96"><text:span text:style-name="T97">https://proyectosagiles.org/que-es-scrum/</text:span><text:s/><text:span text:style-name="T98">o</text:span><text:span text:style-name="T99"><text:s/></text:span><text:span text:style-name="T100">https://proyectosagiles.org/como-funciona-scrum/</text:span><text:s/></text:p>
            </text:list-item>
          </text:list>
        </text:list-item>
      </text:list>
      <text:p text:style-name="P101"><text:span text:style-name="T102"><draw:frame draw:z-index="251658240" draw:style-name="a12" draw:name="Group 3431" text:anchor-type="paragraph" svg:x="-0.00354in" svg:y="-0.00493in" svg:width="5.39667in" svg:height="0.01667in" style:rel-width="scale" style:rel-height="scale"><draw:image xlink:href="media/image7.png" xlink:type="simple" xlink:show="embed" xlink:actuate="onLoad"/><svg:title/><svg:desc/></draw:frame></text:span><text:s/></text:p>
      <text:list text:style-name="LFO3" text:continue-numbering="true">
        <text:list-item>
          <text:p text:style-name="P103">SCRUM. Define los siguientes términos:<text:s/></text:p>
          <text:list text:continue-numbering="true">
            <text:list-item>
              <text:p text:style-name="P104">Product backlog.<text:s/><text:span text:style-name="T105">o</text:span><text:span text:style-name="T106"><text:s/></text:span>Sprint backlog.<text:s/></text:p>
            </text:list-item>
          </text:list>
        </text:list-item>
      </text:list>
      <text:p text:style-name="P107"><text:span text:style-name="T108"><draw:g draw:name="Group 3432" draw:id="id5" draw:style-name="a15" text:anchor-type="as-char"><svg:title/><svg:desc/><draw:frame draw:id="id3" draw:style-name="a13" draw:name="Picture 3854" svg:x="0in" svg:y="0in" svg:width="5.39667in" svg:height="0.01667in" style:rel-width="scale" style:rel-height="scale"><draw:image xlink:href="media/image3.png" xlink:type="simple" xlink:show="embed" xlink:actuate="onLoad"/><svg:title/><svg:desc/></draw:frame><draw:frame draw:id="id4" draw:style-name="a14" draw:name="Picture 3855" svg:x="0in" svg:y="0in" svg:width="5.39667in" svg:height="0.01667in" style:rel-width="scale" style:rel-height="scale"><draw:image xlink:href="media/image3.png" xlink:type="simple" xlink:show="embed" xlink:actuate="onLoad"/><svg:title/><svg:desc/></draw:frame></draw:g></text:span><text:s/></text:p>
      <text:list text:style-name="LFO3" text:continue-numbering="true">
        <text:list-item>
          <text:p text:style-name="P109">SCRUM. En la terminología Scrum qué terminos se utilizan como sinónimo de:<text:s/></text:p>
          <text:list text:continue-numbering="true">
            <text:list-item>
              <text:p text:style-name="P110">Jefe de proyecto.<text:s/></text:p>
            </text:list-item>
            <text:list-item>
              <text:p text:style-name="P111">Cliente.<text:s/><text:span text:style-name="T112">o</text:span><text:span text:style-name="T113"><text:s/></text:span>Equipo de desarrollo.<text:s/></text:p>
            </text:list-item>
          </text:list>
        </text:list-item>
      </text:list>
      <text:p text:style-name="P114"><text:span text:style-name="T115"><draw:frame draw:z-index="251659264" draw:style-name="a16" draw:name="Group 3433" text:anchor-type="paragraph" svg:x="-0.00354in" svg:y="-0.00493in" svg:width="5.39667in" svg:height="0.01667in" style:rel-width="scale" style:rel-height="scale"><draw:image xlink:href="media/image7.png" xlink:type="simple" xlink:show="embed" xlink:actuate="onLoad"/><svg:title/><svg:desc/></draw:frame></text:span><text:s/></text:p>
      <text:list text:style-name="LFO3" text:continue-numbering="true">
        <text:list-item>
          <text:p text:style-name="P116">SCRUM. Haz un resumen de los requisitos para poder utilizar Scrum. Consulta el siguiente enlace: <text:s/><text:span text:style-name="T117">o</text:span><text:span text:style-name="T118"><text:s/></text:span><text:span text:style-name="T119">https://proyectosagiles.org/requisitos-de-scrum/</text:span><text:s/></text:p>
        </text:list-item>
      </text:list>
      <text:p text:style-name="P120"><text:span text:style-name="T121"><draw:frame draw:z-index="251660288" draw:style-name="a17" draw:name="Group 3434" text:anchor-type="paragraph" svg:x="-0.00354in" svg:y="-0.00465in" svg:width="5.39667in" svg:height="0.01667in" style:rel-width="scale" style:rel-height="scale"><draw:image xlink:href="media/image3.png" xlink:type="simple" xlink:show="embed" xlink:actuate="onLoad"/><svg:title/><svg:desc/></draw:frame></text:span><text:s/></text:p>
      <text:list text:style-name="LFO3" text:continue-numbering="true">
        <text:list-item>
          <text:p text:style-name="P122">XP. Explica los 5 valores de la Programación Extrema.<text:s/></text:p>
        </text:list-item>
      </text:list>
      <text:p text:style-name="P123"><text:span text:style-name="T124"><draw:frame draw:z-index="251661312" draw:style-name="a18" draw:name="Group 3435" text:anchor-type="paragraph" svg:x="-0.00424in" svg:y="-0.00465in" svg:width="5.65667in" svg:height="0.01667in" style:rel-width="scale" style:rel-height="scale"><draw:image xlink:href="media/image8.png" xlink:type="simple" xlink:show="embed" xlink:actuate="onLoad"/><svg:title/><svg:desc/></draw:frame></text:span><text:s/></text:p>
      <text:list text:style-name="LFO3" text:continue-numbering="true">
        <text:list-item>
          <text:p text:style-name="P125">XP. ¿Cuáles son las características distintivas de XP frente a otras metodologías ágiles? Explícalas. Puedes consultar el siguiente enlace:<text:s/></text:p>
          <text:list text:continue-numbering="true">
            <text:list-item>
              <text:p text:style-name="P126"><text:span text:style-name="T127">http://www.davidvalverde.com/blog/introduccion-a-la-programacionextrema-xp/</text:span><text:s/></text:p>
            </text:list-item>
          </text:list>
        </text:list-item>
      </text:list>
      <text:p text:style-name="P128"><text:span text:style-name="T129"><draw:frame draw:z-index="251662336" draw:style-name="a19" draw:name="Group 3436" text:anchor-type="paragraph" svg:x="-0.00354in" svg:y="-0.00493in" svg:width="5.39667in" svg:height="0.01667in" style:rel-width="scale" style:rel-height="scale"><draw:image xlink:href="media/image7.png" xlink:type="simple" xlink:show="embed" xlink:actuate="onLoad"/><svg:title/><svg:desc/></draw:frame></text:span><text:s/></text:p>
      <text:h text:style-name="P130" text:outline-level="1">Lenguajes<text:tab/>de<text:tab/>programación<text:span text:style-name="T131"><text:tab/></text:span></text:h>
      <text:list text:style-name="LFO4" text:continue-numbering="true">
        <text:list-item>
          <text:p text:style-name="P132">¿Qué diferencia existe entre los lenguajes declarativos y los imperativos?. Nombra al menos 2 de cada tipo.<text:s/></text:p>
        </text:list-item>
      </text:list>
      <text:p text:style-name="P133"><text:span text:style-name="T134"><draw:g draw:name="Group 3242" draw:id="id8" draw:style-name="a22" text:anchor-type="as-char"><svg:title/><svg:desc/><draw:frame draw:id="id6" draw:style-name="a20" draw:name="Picture 3860" svg:x="0in" svg:y="0in" svg:width="5.65667in" svg:height="0.02in" style:rel-width="scale" style:rel-height="scale"><draw:image xlink:href="media/image9.png" xlink:type="simple" xlink:show="embed" xlink:actuate="onLoad"/><svg:title/><svg:desc/></draw:frame><draw:frame draw:id="id7" draw:style-name="a21" draw:name="Picture 3861" svg:x="0in" svg:y="0in" svg:width="5.65667in" svg:height="0.02in" style:rel-width="scale" style:rel-height="scale"><draw:image xlink:href="media/image9.png" xlink:type="simple" xlink:show="embed" xlink:actuate="onLoad"/><svg:title/><svg:desc/></draw:frame></draw:g></text:span><text:s/></text:p>
      <text:list text:style-name="LFO4" text:continue-numbering="true">
        <text:list-item>
          <text:p text:style-name="P135">¿Explica qué es<text:s/>compilar? ¿Explica qué es interpretar?<text:s/></text:p>
        </text:list-item>
      </text:list>
      <text:p text:style-name="P136"><text:span text:style-name="T137"><draw:g draw:name="Group 3243" draw:id="id11" draw:style-name="a25" text:anchor-type="as-char"><svg:title/><svg:desc/><draw:frame draw:id="id9" draw:style-name="a23" draw:name="Picture 3862" svg:x="0in" svg:y="0in" svg:width="5.65667in" svg:height="0.02in" style:rel-width="scale" style:rel-height="scale"><draw:image xlink:href="media/image9.png" xlink:type="simple" xlink:show="embed" xlink:actuate="onLoad"/><svg:title/><svg:desc/></draw:frame><draw:frame draw:id="id10" draw:style-name="a24" draw:name="Picture 3863" svg:x="0in" svg:y="0in" svg:width="5.65667in" svg:height="0.02in" style:rel-width="scale" style:rel-height="scale"><draw:image xlink:href="media/image9.png" xlink:type="simple" xlink:show="embed" xlink:actuate="onLoad"/><svg:title/><svg:desc/></draw:frame></draw:g></text:span><text:s/></text:p>
      <text:soft-page-break/>
      <text:list text:style-name="LFO4" text:continue-numbering="true">
        <text:list-item>
          <text:p text:style-name="P138">Ventajas de los lenguajes compilados.<text:s/></text:p>
        </text:list-item>
      </text:list>
      <text:p text:style-name="P139"><text:span text:style-name="T140"><draw:frame draw:z-index="251663360" draw:style-name="a26" draw:name="Group 3244" text:anchor-type="paragraph" svg:x="-0.00424in" svg:y="-0.00637in" svg:width="5.65667in" svg:height="0.02in" style:rel-width="scale" style:rel-height="scale"><draw:image xlink:href="media/image9.png" xlink:type="simple" xlink:show="embed" xlink:actuate="onLoad"/><svg:title/><svg:desc/></draw:frame></text:span><text:s/></text:p>
      <text:list text:style-name="LFO4" text:continue-numbering="true">
        <text:list-item>
          <text:p text:style-name="P141">Ventajas de los lenguajes interpretados.<text:s/></text:p>
        </text:list-item>
      </text:list>
      <text:p text:style-name="P142"><text:span text:style-name="T143"><draw:frame draw:z-index="251664384" draw:style-name="a27" draw:name="Group 3245" text:anchor-type="paragraph" svg:x="-0.00424in" svg:y="-0.00637in" svg:width="5.65667in" svg:height="0.02in" style:rel-width="scale" style:rel-height="scale"><draw:image xlink:href="media/image9.png" xlink:type="simple" xlink:show="embed" xlink:actuate="onLoad"/><svg:title/><svg:desc/></draw:frame></text:span><text:s/></text:p>
      <text:list text:style-name="LFO4" text:continue-numbering="true">
        <text:list-item>
          <text:p text:style-name="P144">Nombra 2 lenguajes compilados y otros 2 interpretados.<text:s/></text:p>
        </text:list-item>
      </text:list>
      <text:p text:style-name="P145"><text:span text:style-name="T146"><draw:g draw:name="Group 3246" draw:id="id14" draw:style-name="a30" text:anchor-type="as-char"><svg:title/><svg:desc/><draw:frame draw:id="id12" draw:style-name="a28" draw:name="Picture 3866" svg:x="0in" svg:y="0in" svg:width="5.65667in" svg:height="0.02in" style:rel-width="scale" style:rel-height="scale"><draw:image xlink:href="media/image9.png" xlink:type="simple" xlink:show="embed" xlink:actuate="onLoad"/><svg:title/><svg:desc/></draw:frame><draw:frame draw:id="id13" draw:style-name="a29" draw:name="Picture 3867" svg:x="0in" svg:y="0in" svg:width="5.65667in" svg:height="0.02in" style:rel-width="scale" style:rel-height="scale"><draw:image xlink:href="media/image9.png" xlink:type="simple" xlink:show="embed" xlink:actuate="onLoad"/><svg:title/><svg:desc/></draw:frame></draw:g></text:span><text:s/></text:p>
      <text:list text:style-name="LFO4" text:continue-numbering="true">
        <text:list-item>
          <text:p text:style-name="P147">¿Puede considerarse código objeto el<text:s/><text:span text:style-name="T148">bytecode</text:span><text:s/>generado en Java tras<text:s/>la compilación? Explica la respuesta.<text:s/></text:p>
        </text:list-item>
      </text:list>
      <text:p text:style-name="P149"><text:span text:style-name="T150"><draw:frame draw:z-index="251665408" draw:style-name="a31" draw:name="Group 3247" text:anchor-type="paragraph" svg:x="-0.00424in" svg:y="-0.00359in" svg:width="5.65667in" svg:height="0.01667in" style:rel-width="scale" style:rel-height="scale"><draw:image xlink:href="media/image10.png" xlink:type="simple" xlink:show="embed" xlink:actuate="onLoad"/><svg:title/><svg:desc/></draw:frame></text:span><text:s/></text:p>
      <text:list text:style-name="LFO4" text:continue-numbering="true">
        <text:list-item>
          <text:p text:style-name="P151">Pon un ejemplo de lenguaje de los siguientes tipos:<text:s/></text:p>
          <text:list text:continue-numbering="true">
            <text:list-item>
              <text:p text:style-name="P152">Bajo nivel.<text:s/><text:span text:style-name="T153">o</text:span><text:span text:style-name="T154"><text:s/></text:span>Nivel medio.<text:s/></text:p>
            </text:list-item>
            <text:list-item>
              <text:p text:style-name="P155">Alto nivel.<text:s/></text:p>
            </text:list-item>
          </text:list>
        </text:list-item>
      </text:list>
      <text:p text:style-name="P156"><text:span text:style-name="T157"><draw:g draw:name="Group 3249" draw:id="id17" draw:style-name="a34" text:anchor-type="as-char"><svg:title/><svg:desc/><draw:frame draw:id="id15" draw:style-name="a32" draw:name="Picture 3869" svg:x="0in" svg:y="0in" svg:width="5.39667in" svg:height="0.02in" style:rel-width="scale" style:rel-height="scale"><draw:image xlink:href="media/image11.png" xlink:type="simple" xlink:show="embed" xlink:actuate="onLoad"/><svg:title/><svg:desc/></draw:frame><draw:frame draw:id="id16" draw:style-name="a33" draw:name="Picture 3870" svg:x="0in" svg:y="0in" svg:width="5.39667in" svg:height="0.02in" style:rel-width="scale" style:rel-height="scale"><draw:image xlink:href="media/image11.png" xlink:type="simple" xlink:show="embed" xlink:actuate="onLoad"/><svg:title/><svg:desc/></draw:frame></draw:g></text:span><text:s/></text:p>
      <text:list text:style-name="LFO4" text:continue-numbering="true">
        <text:list-item>
          <text:p text:style-name="P158">¿Qué paradigma de programación siguen los siguientes lenguajes?<text:s/></text:p>
          <text:list text:continue-numbering="true">
            <text:list-item>
              <text:p text:style-name="P159">C <text:s/><text:span text:style-name="T160">o</text:span><text:span text:style-name="T161"><text:s/></text:span>C++<text:s/><text:span text:style-name="T162">o</text:span><text:span text:style-name="T163"><text:s/></text:span>SQL<text:s/><text:span text:style-name="T164">o</text:span><text:span text:style-name="T165"><text:s/></text:span>Java<text:s/><text:span text:style-name="T166">o</text:span><text:span text:style-name="T167"><text:s/></text:span>Javascript<text:s/><text:span text:style-name="T168">o</text:span><text:span text:style-name="T169"><text:s/></text:span>Lisp<text:s/><text:span text:style-name="T170">o</text:span><text:span text:style-name="T171"><text:s/></text:span>Prolog Puedes consultar el siguiente enlace:<text:s/></text:p>
            </text:list-item>
            <text:list-item>
              <text:p text:style-name="P172"><text:span text:style-name="T173">https://es.wikipedia.org/wiki/Paradigma_de_programaci%C3%B3n</text:span><text:s/></text:p>
            </text:list-item>
          </text:list>
        </text:list-item>
      </text:list>
      <text:p text:style-name="P174"><text:span text:style-name="T175"><draw:frame draw:z-index="251666432" draw:style-name="a35" draw:name="Group 3765" text:anchor-type="paragraph" svg:x="-0.00354in" svg:y="-0.00493in" svg:width="5.39667in" svg:height="0.01667in" style:rel-width="scale" style:rel-height="scale"><draw:image xlink:href="media/image7.png" xlink:type="simple" xlink:show="embed" xlink:actuate="onLoad"/><svg:title/><svg:desc/></draw:frame></text:span><text:s/></text:p>
      <text:list text:style-name="LFO4" text:continue-numbering="true">
        <text:list-item>
          <text:p text:style-name="P176">Explica qué criterios pueden seguirse a la hora de elegir un lenguade de programación para el desarrollo software.<text:s/></text:p>
        </text:list-item>
      </text:list>
      <text:p text:style-name="P177"><text:span text:style-name="T178"><draw:frame draw:z-index="251667456" draw:style-name="a36" draw:name="Group 3766" text:anchor-type="paragraph" svg:x="-0.00424in" svg:y="-0.00438in" svg:width="5.65667in" svg:height="0.01667in" style:rel-width="scale" style:rel-height="scale"><draw:image xlink:href="media/image2.png" xlink:type="simple" xlink:show="embed" xlink:actuate="onLoad"/><svg:title/><svg:desc/></draw:frame></text:span><text:s/></text:p>
      <text:p text:style-name="P179"><text:span text:style-name="T180"><text:s/></text:span><text:span text:style-name="T18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margin-left="0.0069in" fo:text-indent="-0.0069in">
        <style:tab-stops/>
      </style:paragraph-properties>
      <style:text-properties style:font-name="Cambria" style:font-name-asian="Cambria" style:font-name-complex="Cambria" fo:font-weight="bold" style:font-weight-asian="bold" fo:color="#DD4814" fo:font-size="27pt" style:font-size-asian="27pt" style:text-underline-type="single" style:text-underline-style="solid" style:text-underline-width="auto" style:text-underline-mode="continuous" style:text-underline-color="#DD4814" fo:hyphenate="false"/>
    </style:style>
    <style:style style:name="Normal" style:display-name="Normal" style:family="paragraph">
      <style:paragraph-properties fo:margin-bottom="0.2319in" fo:line-height="110%" fo:margin-left="0.0166in" fo:text-indent="-0.0069in">
        <style:tab-stops/>
      </style:paragraph-properties>
      <style:text-properties style:font-name="Tahoma" style:font-name-asian="Tahoma" style:font-name-complex="Tahoma" fo:color="#333333" fo:font-size="11.5pt" style:font-size-asian="11.5pt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Cambria" style:font-name-asian="Cambria" style:font-name-complex="Cambria" fo:font-weight="bold" style:font-weight-asian="bold" fo:color="#DD4814" fo:font-size="27pt" style:font-size-asian="27pt" style:text-underline-type="single" style:text-underline-style="solid" style:text-underline-width="auto" style:text-underline-mode="continuous" style:text-underline-color="#DD481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1LVL2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2" style:family="text">
      <style:text-properties style:font-name="Symbol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3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4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5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6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7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8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2LVL9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3LVL1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3LVL2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Tahoma" style:font-name-asian="Tahoma" style:font-name-complex="Tahoma" fo:font-weight="normal" style:font-weight-asian="normal" fo:font-style="normal" style:font-style-asian="normal" style:text-line-through-type="none" fo:color="#333333" style:text-position="0% 100%" fo:font-size="11.5pt" style:font-size-asian="11.5pt" style:font-size-complex="11.5pt" fo:background-color="transparent" style:text-underline-type="none" style:text-underline-color="#000000"/>
    </style:style>
    <style:style style:name="WW_CharLFO4LVL2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3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4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5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6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7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8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9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333333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1" style:family="text">
      <style:text-properties style:font-name="Arial"/>
    </style:style>
    <style:style style:name="WW_CharLFO5LVL2" style:family="text">
      <style:text-properties style:font-name="Arial"/>
    </style:style>
    <style:style style:name="WW_CharLFO5LVL3" style:family="text">
      <style:text-properties style:font-name="Arial"/>
    </style:style>
    <style:style style:name="WW_CharLFO5LVL4" style:family="text">
      <style:text-properties style:font-name="Arial"/>
    </style:style>
    <style:style style:name="WW_CharLFO5LVL5" style:family="text">
      <style:text-properties style:font-name="Arial"/>
    </style:style>
    <style:style style:name="WW_CharLFO5LVL6" style:family="text">
      <style:text-properties style:font-name="Arial"/>
    </style:style>
    <style:style style:name="WW_CharLFO5LVL7" style:family="text">
      <style:text-properties style:font-name="Arial"/>
    </style:style>
    <style:style style:name="WW_CharLFO5LVL8" style:family="text">
      <style:text-properties style:font-name="Arial"/>
    </style:style>
    <style:style style:name="WW_CharLFO5LVL9" style:family="text">
      <style:text-properties style:font-name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1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0201in" text:min-label-width="0in" text:list-level-position-and-space-mode="label-alignment">
          <style:list-level-label-alignment text:label-followed-by="listtab" fo:margin-left="1.0201in" fo:text-indent="0in"/>
        </style:list-level-properties>
        <style:text-properties style:font-name="Courier New"/>
      </text:list-level-style-bullet>
      <text:list-level-style-bullet text:level="4" text:style-name="WW_CharLFO1LVL4" text:bullet-char="•">
        <style:list-level-properties text:space-before="1.5201in" text:min-label-width="0in" text:list-level-position-and-space-mode="label-alignment">
          <style:list-level-label-alignment text:label-followed-by="listtab" fo:margin-left="1.5201in" fo:text-indent="0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0201in" text:min-label-width="0in" text:list-level-position-and-space-mode="label-alignment">
          <style:list-level-label-alignment text:label-followed-by="listtab" fo:margin-left="2.0201in" fo:text-indent="0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5201in" text:min-label-width="0in" text:list-level-position-and-space-mode="label-alignment">
          <style:list-level-label-alignment text:label-followed-by="listtab" fo:margin-left="2.5201in" fo:text-indent="0in"/>
        </style:list-level-properties>
        <style:text-properties style:font-name="Courier New"/>
      </text:list-level-style-bullet>
      <text:list-level-style-bullet text:level="7" text:style-name="WW_CharLFO1LVL7" text:bullet-char="•">
        <style:list-level-properties text:space-before="3.0201in" text:min-label-width="0in" text:list-level-position-and-space-mode="label-alignment">
          <style:list-level-label-alignment text:label-followed-by="listtab" fo:margin-left="3.0201in" fo:text-indent="0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5201in" text:min-label-width="0in" text:list-level-position-and-space-mode="label-alignment">
          <style:list-level-label-alignment text:label-followed-by="listtab" fo:margin-left="3.5201in" fo:text-indent="0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0201in" text:min-label-width="0in" text:list-level-position-and-space-mode="label-alignment">
          <style:list-level-label-alignment text:label-followed-by="listtab" fo:margin-left="4.0201in" fo:text-indent="0in"/>
        </style:list-level-properties>
        <style:text-properties style:font-name="Courier New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2LVL2" text:bullet-char="">
        <style:list-level-properties text:space-before="0.752in" text:min-label-width="0in" text:list-level-position-and-space-mode="label-alignment">
          <style:list-level-label-alignment text:label-followed-by="listtab" fo:margin-left="0.752in" fo:text-indent="0in"/>
        </style:list-level-properties>
        <style:text-properties style:font-name="Symbol"/>
      </text:list-level-style-bullet>
      <text:list-level-style-number text:level="3" text:style-name="WW_CharLFO2LVL3" style:num-format="i">
        <style:list-level-properties text:space-before="1.252in" text:min-label-width="0in" text:list-level-position-and-space-mode="label-alignment">
          <style:list-level-label-alignment text:label-followed-by="listtab" fo:margin-left="1.252in" fo:text-indent="0in"/>
        </style:list-level-properties>
      </text:list-level-style-number>
      <text:list-level-style-number text:level="4" text:style-name="WW_CharLFO2LVL4" style:num-format="1">
        <style:list-level-properties text:space-before="1.752in" text:min-label-width="0in" text:list-level-position-and-space-mode="label-alignment">
          <style:list-level-label-alignment text:label-followed-by="listtab" fo:margin-left="1.75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2in" text:min-label-width="0in" text:list-level-position-and-space-mode="label-alignment">
          <style:list-level-label-alignment text:label-followed-by="listtab" fo:margin-left="2.252in" fo:text-indent="0in"/>
        </style:list-level-properties>
      </text:list-level-style-number>
      <text:list-level-style-number text:level="6" text:style-name="WW_CharLFO2LVL6" style:num-format="i">
        <style:list-level-properties text:space-before="2.752in" text:min-label-width="0in" text:list-level-position-and-space-mode="label-alignment">
          <style:list-level-label-alignment text:label-followed-by="listtab" fo:margin-left="2.752in" fo:text-indent="0in"/>
        </style:list-level-properties>
      </text:list-level-style-number>
      <text:list-level-style-number text:level="7" text:style-name="WW_CharLFO2LVL7" style:num-format="1">
        <style:list-level-properties text:space-before="3.252in" text:min-label-width="0in" text:list-level-position-and-space-mode="label-alignment">
          <style:list-level-label-alignment text:label-followed-by="listtab" fo:margin-left="3.25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2in" text:min-label-width="0in" text:list-level-position-and-space-mode="label-alignment">
          <style:list-level-label-alignment text:label-followed-by="listtab" fo:margin-left="3.752in" fo:text-indent="0in"/>
        </style:list-level-properties>
      </text:list-level-style-number>
      <text:list-level-style-number text:level="9" text:style-name="WW_CharLFO2LVL9" style:num-format="i">
        <style:list-level-properties text:space-before="4.252in" text:min-label-width="0in" text:list-level-position-and-space-mode="label-alignment">
          <style:list-level-label-alignment text:label-followed-by="listtab" fo:margin-left="4.25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3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0097in" text:min-label-width="0in" text:list-level-position-and-space-mode="label-alignment">
          <style:list-level-label-alignment text:label-followed-by="listtab" fo:margin-left="1.0097in" fo:text-indent="0in"/>
        </style:list-level-properties>
        <style:text-properties style:font-name="Courier New"/>
      </text:list-level-style-bullet>
      <text:list-level-style-bullet text:level="4" text:style-name="WW_CharLFO3LVL4" text:bullet-char="•">
        <style:list-level-properties text:space-before="1.5097in" text:min-label-width="0in" text:list-level-position-and-space-mode="label-alignment">
          <style:list-level-label-alignment text:label-followed-by="listtab" fo:margin-left="1.5097in" fo:text-indent="0in"/>
        </style:list-level-properties>
        <style:text-properties style:font-name="Courier New"/>
      </text:list-level-style-bullet>
      <text:list-level-style-bullet text:level="5" text:style-name="WW_CharLFO3LVL5" text:bullet-char="o">
        <style:list-level-properties text:space-before="2.0097in" text:min-label-width="0in" text:list-level-position-and-space-mode="label-alignment">
          <style:list-level-label-alignment text:label-followed-by="listtab" fo:margin-left="2.0097in" fo:text-indent="0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5097in" text:min-label-width="0in" text:list-level-position-and-space-mode="label-alignment">
          <style:list-level-label-alignment text:label-followed-by="listtab" fo:margin-left="2.5097in" fo:text-indent="0in"/>
        </style:list-level-properties>
        <style:text-properties style:font-name="Courier New"/>
      </text:list-level-style-bullet>
      <text:list-level-style-bullet text:level="7" text:style-name="WW_CharLFO3LVL7" text:bullet-char="•">
        <style:list-level-properties text:space-before="3.0097in" text:min-label-width="0in" text:list-level-position-and-space-mode="label-alignment">
          <style:list-level-label-alignment text:label-followed-by="listtab" fo:margin-left="3.0097in" fo:text-indent="0in"/>
        </style:list-level-properties>
        <style:text-properties style:font-name="Courier New"/>
      </text:list-level-style-bullet>
      <text:list-level-style-bullet text:level="8" text:style-name="WW_CharLFO3LVL8" text:bullet-char="o">
        <style:list-level-properties text:space-before="3.5097in" text:min-label-width="0in" text:list-level-position-and-space-mode="label-alignment">
          <style:list-level-label-alignment text:label-followed-by="listtab" fo:margin-left="3.5097in" fo:text-indent="0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0097in" text:min-label-width="0in" text:list-level-position-and-space-mode="label-alignment">
          <style:list-level-label-alignment text:label-followed-by="listtab" fo:margin-left="4.0097in" fo:text-indent="0in"/>
        </style:list-level-properties>
        <style:text-properties style:font-name="Courier New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bullet text:level="2" text:style-name="WW_CharLFO4LVL2" text:bullet-char="o">
        <style:list-level-properties text:space-before="0.5201in" text:min-label-width="0in" text:list-level-position-and-space-mode="label-alignment">
          <style:list-level-label-alignment text:label-followed-by="listtab" fo:margin-left="0.5201in" fo:text-indent="0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1.0201in" text:min-label-width="0in" text:list-level-position-and-space-mode="label-alignment">
          <style:list-level-label-alignment text:label-followed-by="listtab" fo:margin-left="1.0201in" fo:text-indent="0in"/>
        </style:list-level-properties>
        <style:text-properties style:font-name="Courier New"/>
      </text:list-level-style-bullet>
      <text:list-level-style-bullet text:level="4" text:style-name="WW_CharLFO4LVL4" text:bullet-char="•">
        <style:list-level-properties text:space-before="1.5201in" text:min-label-width="0in" text:list-level-position-and-space-mode="label-alignment">
          <style:list-level-label-alignment text:label-followed-by="listtab" fo:margin-left="1.5201in" fo:text-indent="0in"/>
        </style:list-level-properties>
        <style:text-properties style:font-name="Courier New"/>
      </text:list-level-style-bullet>
      <text:list-level-style-bullet text:level="5" text:style-name="WW_CharLFO4LVL5" text:bullet-char="o">
        <style:list-level-properties text:space-before="2.0201in" text:min-label-width="0in" text:list-level-position-and-space-mode="label-alignment">
          <style:list-level-label-alignment text:label-followed-by="listtab" fo:margin-left="2.0201in" fo:text-indent="0in"/>
        </style:list-level-properties>
        <style:text-properties style:font-name="Courier New"/>
      </text:list-level-style-bullet>
      <text:list-level-style-bullet text:level="6" text:style-name="WW_CharLFO4LVL6" text:bullet-char="▪">
        <style:list-level-properties text:space-before="2.5201in" text:min-label-width="0in" text:list-level-position-and-space-mode="label-alignment">
          <style:list-level-label-alignment text:label-followed-by="listtab" fo:margin-left="2.5201in" fo:text-indent="0in"/>
        </style:list-level-properties>
        <style:text-properties style:font-name="Courier New"/>
      </text:list-level-style-bullet>
      <text:list-level-style-bullet text:level="7" text:style-name="WW_CharLFO4LVL7" text:bullet-char="•">
        <style:list-level-properties text:space-before="3.0201in" text:min-label-width="0in" text:list-level-position-and-space-mode="label-alignment">
          <style:list-level-label-alignment text:label-followed-by="listtab" fo:margin-left="3.0201in" fo:text-indent="0in"/>
        </style:list-level-properties>
        <style:text-properties style:font-name="Courier New"/>
      </text:list-level-style-bullet>
      <text:list-level-style-bullet text:level="8" text:style-name="WW_CharLFO4LVL8" text:bullet-char="o">
        <style:list-level-properties text:space-before="3.5201in" text:min-label-width="0in" text:list-level-position-and-space-mode="label-alignment">
          <style:list-level-label-alignment text:label-followed-by="listtab" fo:margin-left="3.5201in" fo:text-indent="0in"/>
        </style:list-level-properties>
        <style:text-properties style:font-name="Courier New"/>
      </text:list-level-style-bullet>
      <text:list-level-style-bullet text:level="9" text:style-name="WW_CharLFO4LVL9" text:bullet-char="▪">
        <style:list-level-properties text:space-before="4.0201in" text:min-label-width="0in" text:list-level-position-and-space-mode="label-alignment">
          <style:list-level-label-alignment text:label-followed-by="listtab" fo:margin-left="4.0201in" fo:text-indent="0in"/>
        </style:list-level-properties>
        <style:text-properties style:font-name="Courier New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5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5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5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5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5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5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38in" fo:page-height="11.6944in" style:print-orientation="portrait" fo:margin-top="0.9819in" fo:margin-left="1.1798in" fo:margin-bottom="1.0048in" fo:margin-right="1.13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icrosoft Word - Documento1</dc:title>
    <dc:subject/>
    <meta:initial-creator>Diurno</meta:initial-creator>
    <dc:creator>Diurno</dc:creator>
    <meta:creation-date>2020-09-10T09:56:00Z</meta:creation-date>
    <dc:date>2020-09-10T10:57:00Z</dc:date>
    <meta:template xlink:href="Normal" xlink:type="simple"/>
    <meta:editing-cycles>6</meta:editing-cycles>
    <meta:editing-duration>PT3420S</meta:editing-duration>
    <meta:document-statistic meta:page-count="5" meta:paragraph-count="9" meta:word-count="768" meta:character-count="4988" meta:row-count="35" meta:non-whitespace-character-count="4229"/>
  </office:meta>
</office:document-meta>
</file>